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Default_20_Text">
      <style:text-properties fo:font-style="italic" style:font-style-asian="italic" style:font-style-complex="italic"/>
    </style:style>
    <style:style style:name="P3" style:family="paragraph" style:parent-style-name="Default_20_Text">
      <style:text-properties fo:color="#ff3333" fo:font-style="italic" fo:font-weight="bold" style:font-style-asian="italic" style:font-weight-asian="bold" style:font-style-complex="italic" style:font-weight-complex="bold"/>
    </style:style>
    <style:style style:name="P4" style:family="paragraph" style:parent-style-name="Default_20_Text">
      <style:paragraph-properties fo:break-before="page"/>
    </style:style>
    <style:style style:name="P5" style:family="paragraph" style:parent-style-name="Header">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ff3333" fo:font-style="italic" style:font-style-asian="italic" style:font-style-complex="italic"/>
    </style:style>
    <style:style style:name="T4" style:family="text">
      <style:text-properties fo:color="#ff3333"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What is Simple ODF?</text:p>
      <text:p text:style-name="Default_20_Text"/>
      <text:p text:style-name="Default_20_Text">simpleODF, also called Simple Java API for ODF, is a sub-project of ODF Toolkit Union. This is an easy-to-use, high-level Java API for creating, modifying and extracting data from Open Document Format (ODF) documents. It is written in pure Java and does not require users to install any document editor on their systems. It is a high level abstraction of the lower-level ODFDOM API.</text:p>
      <text:p text:style-name="Default_20_Text">What can I do with <text:span text:style-name="T1">simple</text:span>O<text:span text:style-name="T4">DF</text:span>?</text:p>
      <text:p text:style-name="Default_20_Text"/>
      <text:p text:style-name="Default_20_Text">We provide lots of interesting demos to show the ability of Simple ODF. You can see the demo page.</text:p>
      <text:p text:style-name="Default_20_Text">How do I get started?</text:p>
      <text:p text:style-name="Default_20_Text"/>
      <text:p text:style-name="Default_20_Text">Firstly, you can see the getting started guide.</text:p>
      <text:p text:style-name="Default_20_Text"/>
      <text:p text:style-name="Default_20_Text">Secondly, we recommend cookbook and demo. Both of them supply lots of sample code.</text:p>
      <text:p text:style-name="Default_20_Text"/>
      <text:p text:style-name="Default_20_Text">Lastly, please reference the newest javadoc, which supplies the API details of <text:s/>sim<text:a xlink:type="simple" xlink:href="http://odftoolkit.org/">pleO</text:a>DF.</text:p>
      <text:p text:style-name="Default_20_Text"/>
      <text:p text:style-name="Default_20_Text">Where can I get Simple ODF?</text:p>
      <text:p text:style-name="Default_20_Text"/>
      <text:p text:style-name="Default_20_Text">You can go to downloads page. This page lists the jar, the javadoc and the source code of all the versions.</text:p>
      <text:p text:style-name="Default_20_Text"/>
      <text:section text:style-name="Sect1" text:name="Section1">
        <text:p text:style-name="P3">News!</text:p>
        <text:p text:style-name="Default_20_Text"/>
        <text:p text:style-name="Default_20_Text">simpleODF Release 0.6</text:p>
        <text:p text:style-name="Default_20_Text">We released the Simple ODF API version 0.6 on June 1st, 2011.</text:p>
        <text:p text:style-name="Default_20_Text">It's a new milestone version. From version 0.6, we started to provide chart manipulation methods in Text Document, Spreadsheet Document and Presentation Document. Table API and Silde API are also enhanced in this version.</text:p>
        <text:p text:style-name="Default_20_Text">More...</text:p>
      </text:section>
      <text:p text:style-name="Default_20_Text"/>
      <text:p text:style-name="P4"/>
      <text:p text:style-name="Default_20_Text"/>
      <text:p text:style-name="Default_20_Text">Need More Infomation?</text:p>
      <text:p text:style-name="Default_20_Text"/>
      <text:p text:style-name="Default_20_Text">If you want to supply suggestion or feedback, please send e-mail to us.</text:p>
      <text:p text:style-name="Default_20_Text"/>
      <text:p text:style-name="Default_20_Text">If you want to report a bug, please create issue on our bugzilla.</text:p>
      <text:p text:style-name="Default_20_Text"/>
      <text:p text:style-name="Default_20_Text">If you want to contribute code, please read the developer guide wiki, which introduces how to build the development environment.</text:p>
      <text:p text:style-name="Default_20_Text"/>
      <text:p text:style-name="P2">Document update history</text:p>
      <table:table table:name="Table1" table:style-name="Table1">
        <table:table-column table:style-name="Table1.A"/>
        <table:table-column table:style-name="Table1.A"/>
        <table:table-row>
          <table:table-cell table:style-name="Table1.A1" office:value-type="string">
            <text:p text:style-name="Table_20_Contents">name</text:p>
          </table:table-cell>
          <table:table-cell table:style-name="Table1.B1" office:value-type="string">
            <text:p text:style-name="Table_20_Contents">editor</text:p>
          </table:table-cell>
        </table:table-row>
        <table:table-row>
          <table:table-cell table:style-name="Table1.A2" office:value-type="string">
            <text:p text:style-name="P5">simpleODF User Guide v0.1</text:p>
          </table:table-cell>
          <table:table-cell table:style-name="Table1.B2" office:value-type="string">
            <text:p text:style-name="Table_20_Contents">Devin</text:p>
          </table:table-cell>
        </table:table-row>
      </table:table>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impleODF User Guide v0.1</text:p>
      </style:header>
      <style:footer>
        <text:p text:style-name="MP1"><text:page-number text:select-page="current">2</text:page-number> /<text:page-count>2</text:page-count> <text:s text:c="47"/>simpleODF User Guide v0.1</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6-22T14:03:42</meta:creation-date>
    <dc:date>2011-10-08T17:44:08</dc:date>
    <meta:editing-duration>PT0.001S</meta:editing-duration>
    <meta:editing-cycles>3</meta:editing-cycles>
    <meta:generator>IBM_Lotus_Symphony/3.0$Win32 OpenOffice.org_project/310m11$Build-9399</meta:generator>
    <meta:document-statistic meta:character-count="1667" meta:image-count="0" meta:object-count="0" meta:page-count="2" meta:paragraph-count="26" meta:table-count="1" meta:word-count="28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